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officeooo:rsid="001147f8" officeooo:paragraph-rsid="002b622f"/>
    </style:style>
    <style:style style:name="P2" style:family="paragraph" style:parent-style-name="Standard">
      <style:text-properties fo:language="nb" fo:country="NO" officeooo:rsid="001147f8" officeooo:paragraph-rsid="00269b09"/>
    </style:style>
    <style:style style:name="P3" style:family="paragraph" style:parent-style-name="Standard">
      <style:text-properties fo:language="nb" fo:country="NO" officeooo:rsid="00226f92" officeooo:paragraph-rsid="002b622f"/>
    </style:style>
    <style:style style:name="P4" style:family="paragraph" style:parent-style-name="Title">
      <style:text-properties officeooo:rsid="0034df9f" officeooo:paragraph-rsid="0034df9f"/>
    </style:style>
    <style:style style:name="T1" style:family="text">
      <style:text-properties officeooo:rsid="00131477"/>
    </style:style>
    <style:style style:name="T2" style:family="text">
      <style:text-properties officeooo:rsid="00226f92"/>
    </style:style>
    <style:style style:name="T3" style:family="text">
      <style:text-properties officeooo:rsid="002df8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diksjon på bildestrøm ved hjelp av Deep Learning</text:p>
      <text:p text:style-name="Text_20_body"/>
      <text:p text:style-name="P1"><text:span text:style-name="T1">Deep Learning (DL) har dominert bildegjenkjenning på datamaskiner de siste årene. De beste modellene i dag predikerer med en treffsikkerhet på over 98 prosent, noe som kan utnyttes i mange sammenhenger, blant annet på fysiske roboter som “ser” hva som er foran seg. </text:span>I <text:span text:style-name="T1">vårt</text:span> prosjekt har vi laget et system <text:span text:style-name="T2">som består av et Kinect kamera, en trent DL modell, og Robot Operating System (ROS) som bindeledd mellom de to nevnte modulene. </text:span></text:p>
      <text:p text:style-name="P1"/>
      <text:p text:style-name="P3">D<text:span text:style-name="T3">L</text:span> modellen er <text:span text:style-name="T3">trent</text:span> ved å bruke <text:span text:style-name="T3">F</text:span>ast<text:span text:style-name="T3">A</text:span>i-biblioteket, i Python. <text:span text:style-name="T3">Treningsprosessen i sin helhet kan sees i filen «FemaleFace_MaleFace_Unknown_Classification.ipynb». Her ble</text:span> modell<text:span text:style-name="T3">en</text:span> trent opp til <text:s/>å skille mellom «Male face», «Female face», og «<text:span text:style-name="T3">Unknown» (referert til som «Image»), og lagret lokalt på maskinen</text:span>. <text:span text:style-name="T3">D</text:span>enne modellen <text:span text:style-name="T3">blir</text:span> hentet <text:span text:style-name="T3">av</text:span> scriptet ‘fastai_script.py’ for å gjøre prediksjoner på bildene fra Kinect<text:span text:style-name="T3">en</text:span>. Prediksjonene blir gjort <text:span text:style-name="T3">på streamen av bilder sendt fra Kinecten, ved at bildene blir hentet av et ROS script «ros_script.py», sendt til ovennevnte FastAi script, som predikerer bildet, og outputer dens prediksjon. Hvor hyppig dette skjer kan spesifiseres manuelt.</text:span> Det at systemet er en kombinasjon av ROS-komponenter og <text:span text:style-name="T3">F</text:span>ast<text:span text:style-name="T3">A</text:span>i gjør det mulig at <text:span text:style-name="T3">DL </text:span>modellen også kan implementeres på fysiske roboter.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0:51:05.433396214</meta:creation-date>
    <dc:date>2018-06-01T13:12:15.662566336</dc:date>
    <meta:editing-duration>PT1H26M46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00" meta:character-count="1304" meta:non-whitespace-character-count="1104"/>
  </office:meta>
</office:document-meta>
</file>